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8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9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0e82a3" officeooo:paragraph-rsid="000e82a3" fo:background-color="transparent" style:font-name-asian="Calibri1" style:font-size-asian="10pt" style:font-name-complex="Calibri1" style:font-size-complex="10pt"/>
    </style:style>
    <style:style style:name="P10" style:family="paragraph" style:parent-style-name="Standard" style:list-style-name="L6">
      <style:paragraph-properties fo:line-height="100%" fo:text-align="start" style:justify-single-word="false"/>
      <style:text-properties fo:color="#666666" style:font-name="Calibri1" fo:font-size="10pt" fo:font-weight="normal" officeooo:rsid="000e82a3" officeooo:paragraph-rsid="000e82a3" fo:background-color="transparent" style:font-name-asian="Calibri1" style:font-size-asian="10pt" style:font-name-complex="Calibri1" style:font-size-complex="10pt"/>
    </style:style>
    <style:style style:name="P11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282186" officeooo:paragraph-rsid="00282186" style:font-size-asian="10pt" style:font-weight-asian="bold" style:font-size-complex="10pt" style:font-weight-complex="bold"/>
    </style:style>
    <style:style style:name="P12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317fbe" officeooo:paragraph-rsid="00317fbe" style:font-size-asian="10pt" style:font-weight-asian="bold" style:font-size-complex="10pt" style:font-weight-complex="bold"/>
    </style:style>
    <style:style style:name="P13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33c51e" officeooo:paragraph-rsid="0033c51e" style:font-size-asian="10pt" style:font-weight-asian="bold" style:font-size-complex="10pt" style:font-weight-complex="bold"/>
    </style:style>
    <style:style style:name="P14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342627" officeooo:paragraph-rsid="00342627" style:font-size-asian="10pt" style:font-weight-asian="bold" style:font-size-complex="10pt" style:font-weight-complex="bold"/>
    </style:style>
    <style:style style:name="P15" style:family="paragraph" style:parent-style-name="Standard" style:list-style-name="L6">
      <style:paragraph-properties fo:line-height="100%" fo:text-align="start" style:justify-single-word="false"/>
      <style:text-properties fo:color="#000000" fo:font-size="10pt" fo:font-weight="bold" officeooo:rsid="0037c02e" officeooo:paragraph-rsid="0037c02e" style:font-size-asian="10pt" style:font-weight-asian="bold" style:font-size-complex="10pt" style:font-weight-complex="bold"/>
    </style:style>
    <style:style style:name="P16" style:family="paragraph" style:parent-style-name="Standard" style:list-style-name="L6">
      <style:paragraph-properties fo:line-height="100%" fo:text-align="start" style:justify-single-word="false"/>
      <style:text-properties fo:color="#000000" style:font-name="Calibri1" fo:font-size="10pt" fo:font-weight="bold" officeooo:rsid="0024c9de" officeooo:paragraph-rsid="0024c9de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officeooo:paragraph-rsid="002e52a1"/>
    </style:style>
    <style:style style:name="P1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2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officeooo:paragraph-rsid="002e52a1" fo:background-color="transparent" style:font-name-asian="Liberation Mono" style:font-name-complex="Liberation Mono"/>
    </style:style>
    <style:style style:name="P2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officeooo:rsid="001da9a8" officeooo:paragraph-rsid="001da9a8" fo:background-color="transparent" style:font-name-asian="Liberation Mono" style:font-weight-asian="normal" style:font-name-complex="Liberation Mono" style:font-weight-complex="normal"/>
    </style:style>
    <style:style style:name="P2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size-asian="10pt" style:font-name-complex="Liberation Mono" style:font-size-complex="10pt"/>
    </style:style>
    <style:style style:name="P23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size-asian="10pt" style:font-name-complex="Liberation Mono" style:font-size-complex="10pt"/>
    </style:style>
    <style:style style:name="P24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2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weight-asian="bold" style:font-name-complex="Liberation Mono" style:font-weight-complex="bold"/>
    </style:style>
    <style:style style:name="P2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weight-asian="bold" style:font-name-complex="Liberation Mono" style:font-weight-complex="bold"/>
    </style:style>
    <style:style style:name="P2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2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weight-asian="bold" style:font-name-complex="Calibri1" style:font-weight-complex="bold"/>
    </style:style>
    <style:style style:name="P3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0daba9" officeooo:paragraph-rsid="000daba9" fo:background-color="transparent" style:font-name-asian="Liberation Mono" style:font-weight-asian="bold" style:font-name-complex="Liberation Mono" style:font-weight-complex="bold"/>
    </style:style>
    <style:style style:name="P3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63241" officeooo:paragraph-rsid="00163241" fo:background-color="transparent" style:font-name-asian="Liberation Mono" style:font-weight-asian="bold" style:font-name-complex="Liberation Mono" style:font-weight-complex="bold"/>
    </style:style>
    <style:style style:name="P3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77eb8" officeooo:paragraph-rsid="00177eb8" fo:background-color="transparent" style:font-name-asian="Liberation Mono" style:font-weight-asian="bold" style:font-name-complex="Liberation Mono" style:font-weight-complex="bold"/>
    </style:style>
    <style:style style:name="P3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34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35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6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bold" fo:background-color="transparent" style:font-name-asian="Liberation Mono" style:font-weight-asian="bold" style:font-name-complex="Liberation Mono" style:font-weight-complex="bold"/>
    </style:style>
    <style:style style:name="P37" style:family="paragraph" style:parent-style-name="Standard" style:list-style-name="L1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Liberation Mono" fo:font-size="11pt" fo:font-weight="bold" officeooo:rsid="0029382d" officeooo:paragraph-rsid="0029382d" fo:background-color="transparent" style:font-name-asian="Liberation Mono" style:font-weight-asian="bold" style:font-name-complex="Liberation Mono" style:font-weight-complex="bold"/>
    </style:style>
    <style:style style:name="P38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9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/>
    </style:style>
    <style:style style:name="P40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font-weight="bold" officeooo:rsid="000ef646" officeooo:paragraph-rsid="000ef646" style:font-weight-asian="bold" style:font-weight-complex="bold"/>
    </style:style>
    <style:style style:name="T1" style:family="text">
      <style:text-properties style:use-window-font-color="true" style:font-name="Calibri1" fo:font-size="10pt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officeooo:rsid="00106428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6" style:family="text">
      <style:text-properties officeooo:rsid="000e82a3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font-name="Calibri1" fo:font-size="10pt" fo:font-weight="normal" fo:background-color="transparent" loext:char-shading-value="0" style:font-name-asian="Calibri1" style:font-name-complex="Calibri1"/>
    </style:style>
    <style:style style:name="T9" style:family="text">
      <style:text-properties style:font-name="Calibri1" fo:font-size="10pt" fo:font-weight="bold" fo:background-color="transparent" loext:char-shading-value="0" style:font-name-asian="Calibri1" style:font-name-complex="Calibri1"/>
    </style:style>
    <style:style style:name="T10" style:family="text">
      <style:text-properties style:font-name="Calibri1" fo:background-color="transparent" loext:char-shading-value="0" style:font-name-asian="Calibri1" style:font-name-complex="Calibri1"/>
    </style:style>
    <style:style style:name="T11" style:family="text">
      <style:text-properties style:font-name="Calibri1" officeooo:rsid="0024c9de" fo:background-color="transparent" loext:char-shading-value="0" style:font-name-asian="Calibri1" style:font-name-complex="Calibri1"/>
    </style:style>
    <style:style style:name="T12" style:family="text">
      <style:text-properties style:font-name="Calibri1" officeooo:rsid="00387351" fo:background-color="transparent" loext:char-shading-value="0" style:font-name-asian="Calibri1" style:font-name-complex="Calibri1"/>
    </style:style>
    <style:style style:name="T13" style:family="text">
      <style:text-properties fo:color="#666666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size-asian="10pt" style:font-name-complex="Liberation Mono" style:font-size-complex="10pt"/>
    </style:style>
    <style:style style:name="T14" style:family="text">
      <style:text-properties fo:color="#21409a"/>
    </style:style>
    <style:style style:name="T15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f0f0d"/>
    </style:style>
    <style:style style:name="T18" style:family="text">
      <style:text-properties fo:color="#000000" style:text-line-through-style="none" style:text-line-through-type="none" style:font-name="Liberation Mono" fo:font-size="10pt" fo:font-weight="bold" officeooo:rsid="002e52a1" fo:background-color="transparent" loext:char-shading-value="0" style:font-name-asian="Liberation Mono" style:font-weight-asian="bold" style:font-name-complex="Liberation Mono" style:font-weight-complex="bold"/>
    </style:style>
    <style:style style:name="T19" style:family="text">
      <style:text-properties fo:color="#000000" style:text-line-through-style="none" style:text-line-through-type="none" style:font-name="Liberation Mono" fo:font-size="10pt" fo:font-weight="bold" officeooo:rsid="003026cd" fo:background-color="transparent" loext:char-shading-value="0" style:font-name-asian="Liberation Mono" style:font-weight-asian="bold" style:font-name-complex="Liberation Mono" style:font-weight-complex="bold"/>
    </style:style>
    <style:style style:name="T20" style:family="text">
      <style:text-properties officeooo:rsid="00208aec" style:font-weight-asian="bold" style:font-weight-complex="bold"/>
    </style:style>
    <style:style style:name="T21" style:family="text">
      <style:text-properties officeooo:rsid="002e52a1" style:font-weight-asian="bold" style:font-weight-complex="bold"/>
    </style:style>
    <style:style style:name="T22" style:family="text">
      <style:text-properties officeooo:rsid="003574bf"/>
    </style:style>
    <style:style style:name="T23" style:family="text">
      <style:text-properties officeooo:rsid="0035c63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3"><text:tab/></text:span><text:span text:style-name="T4">TASKS</text:span></text:p>
      <text:p text:style-name="P4"/>
      <text:p text:style-name="P5">New Features</text:p>
      <text:p text:style-name="P5"><text:tab/><text:span text:style-name="T14">Admin user</text:span></text:p>
      <text:list xml:id="list3385525433" text:style-name="L1">
        <text:list-item>
          <text:p text:style-name="P18">Only give “Delete” and “Deliver” button actions</text:p>
        </text:list-item>
        <text:list-item>
          <text:p text:style-name="P34">implement Delete function</text:p>
        </text:list-item>
        <text:list-item>
          <text:p text:style-name="P18">Add “Archive order” button and functionality</text:p>
        </text:list-item>
        <text:list-item>
          <text:p text:style-name="P36">Adjust archive table column spacing</text:p>
        </text:list-item>
        <text:list-item>
          <text:p text:style-name="P36">add diferint row color for every other row</text:p>
        </text:list-item>
        <text:list-item>
          <text:p text:style-name="P36">limmit number of shown rows</text:p>
        </text:list-item>
        <text:list-item>
          <text:p text:style-name="P36">add scroll bar</text:p>
        </text:list-item>
        <text:list-item>
          <text:p text:style-name="P37">Do not show money for admin user</text:p>
        </text:list-item>
        <text:list-item>
          <text:p text:style-name="P18">Add table to store “Archived”(Delivered) orders</text:p>
        </text:list-item>
        <text:list-item>
          <text:p text:style-name="P18">Remove “Place order” and “Show inventory” buttons</text:p>
        </text:list-item>
      </text:list>
      <text:p text:style-name="P2"><text:span text:style-name="T5"><text:tab/></text:span><text:span text:style-name="T15">Non-Admin user</text:span></text:p>
      <text:list xml:id="list908706548" text:style-name="L2">
        <text:list-item>
          <text:p text:style-name="P19">Add inventory for non-admin users</text:p>
        </text:list-item>
        <text:list-item>
          <text:p text:style-name="P38">add View Inventory function</text:p>
        </text:list-item>
        <text:list-item>
          <text:p text:style-name="P19">Inventory functions: Eat/sell for half price?</text:p>
        </text:list-item>
        <text:list-item>
          <text:p text:style-name="P19">Add cancel button function</text:p>
        </text:list-item>
        <text:list-item>
          <text:p text:style-name="P19">Hide “Update order”/all button when an order is canceled</text:p>
        </text:list-item>
        <text:list-item>
          <text:p text:style-name="P19">Disable and grey-out all buttons</text:p>
        </text:list-item>
        <text:list-item>
          <text:p text:style-name="P26">Add mouse-over popup on order_num to view products in order</text:p>
        </text:list-item>
        <text:list-item>
          <text:p text:style-name="P19">Add “Collect” button and functionality to collect order and add items to inventory</text:p>
        </text:list-item>
        <text:list-item>
          <text:p text:style-name="P35">Change status of order once order has been colected</text:p>
        </text:list-item>
        <text:list-item>
          <text:p text:style-name="P19">Add money for user to be able to order products</text:p>
        </text:list-item>
        <text:list-item>
          <text:p text:style-name="P19">Indicate which oder is being canceled</text:p>
        </text:list-item>
        <text:list-item>
          <text:p text:style-name="P19">Add logout feature</text:p>
        </text:list-item>
        <text:list-item>
          <text:p text:style-name="P30">Update tables live instead of loading whole table.</text:p>
        </text:list-item>
        <text:list-item>
          <text:p text:style-name="P31">Add gamble feature to get money.</text:p>
        </text:list-item>
        <text:list-item>
          <text:p text:style-name="P32">Add message in inventory when empty to show that inventory is empty.</text:p>
        </text:list-item>
        <text:list-item>
          <text:p text:style-name="P20"><text:span text:style-name="T21">A</text:span><text:span text:style-name="T20">dd feature to actually take money when ordering items.</text:span></text:p>
          <text:list>
            <text:list-item>
              <text:p text:style-name="P17"><text:span text:style-name="T18">Calculation for total price is working. Need to </text:span><text:span text:style-name="T19">now</text:span><text:span text:style-name="T18"> deduct it from user money.</text:span></text:p>
            </text:list-item>
          </text:list>
        </text:list-item>
        <text:list-item>
          <text:p text:style-name="P21">Implement <text:span text:style-name="T17">total price when placing order</text:span></text:p>
        </text:list-item>
      </text:list>
      <text:p text:style-name="P6"><text:tab/></text:p>
      <text:p text:style-name="P4"/>
      <text:p text:style-name="P4"/>
      <text:p text:style-name="P5">Front-End Tweaking</text:p>
      <text:list xml:id="list2034930246" text:style-name="L3">
        <text:list-item>
          <text:p text:style-name="P27">Table columns spacing</text:p>
        </text:list-item>
        <text:list-item>
          <text:p text:style-name="P27">Table custom width</text:p>
        </text:list-item>
        <text:list-item>
          <text:p text:style-name="P27">Horizontally align multiple buttons in cell</text:p>
        </text:list-item>
        <text:list-item>
          <text:p text:style-name="P28"><text:span text:style-name="T16">Keep position of current datatable page when refreshing tabl</text:span>e</text:p>
        </text:list-item>
        <text:list-item>
          <text:p text:style-name="P24">Change DataTable cell text color based on text</text:p>
        </text:list-item>
        <text:list-item>
          <text:p text:style-name="P29">Set style for order number to stand out. Indicating that a user can hover over it to view ordered items</text:p>
        </text:list-item>
        <text:list-item>
          <text:p text:style-name="P39"><text:span text:style-name="T8">give color and make </text:span><text:span text:style-name="T9">bold</text:span></text:p>
        </text:list-item>
        <text:list-item>
          <text:p text:style-name="P40"><text:span text:style-name="T1">view order details when hover</text:span><text:span text:style-name="T2">ing</text:span><text:span text:style-name="T1"> over order number</text:span></text:p>
        </text:list-item>
      </text:list>
      <text:p text:style-name="P4"/>
      <text:p text:style-name="P4"/>
      <text:p text:style-name="P5">Bugs</text:p>
      <text:list xml:id="list3871273936" text:style-name="L4">
        <text:list-item>
          <text:p text:style-name="P22">Datatable’s second page’s buttons not disabling when an order’s status is “Canceled”</text:p>
        </text:list-item>
        <text:list-item>
          <text:p text:style-name="P33"><text:a xlink:type="simple" xlink:href="https://www.gyrocode.com/articles/jquery-datatables-custom-control-does-not-work-on-second-page/" text:style-name="Internet_20_link" text:visited-style-name="Visited_20_Internet_20_Link"><text:span text:style-name="T13">https://www.gyrocode.com/articles/jquery-datatables-custom-control-does-not-work-on-second-page/</text:span></text:a></text:p>
        </text:list-item>
      </text:list>
      <text:list xml:id="list2376874683" text:style-name="L5">
        <text:list-item>
          <text:p text:style-name="P23">On table refresh, set button html markup to empty string if status is canceled.</text:p>
        </text:list-item>
        <text:list-item>
          <text:p text:style-name="P25">When deleting the last order, the order does not go away.</text:p>
        </text:list-item>
      </text:list>
      <text:p text:style-name="P7"><text:soft-page-break/>After table is cleared, table is never redrawn. Added table.clear()draw(); It is now working.</text:p>
      <text:list xml:id="list1456615909" text:style-name="L6">
        <text:list-item>
          <text:p text:style-name="P8"><text:span text:style-name="T6">N</text:span>ot getting money when selling an item for 0.50.</text:p>
          <text:list>
            <text:list-item>
              <text:p text:style-name="P9">changed bind_param(“ii”) to (“di”) to use correct decimal format.</text:p>
            </text:list-item>
          </text:list>
        </text:list-item>
        <text:list-item>
          <text:p text:style-name="P8">when inventory is empty and re opening inventory, all items are showing as 0 quantity.</text:p>
          <text:list>
            <text:list-item>
              <text:p text:style-name="P10"><text:span text:style-name="T7">Changed sql query to remove row when item quantity is </text:span>0</text:p>
            </text:list-item>
          </text:list>
        </text:list-item>
        <text:list-item>
          <text:p text:style-name="P16">After order has been delivered/<text:span text:style-name="T22">placed</text:span> the value shows “Rnull.00”.</text:p>
        </text:list-item>
        <text:list-item>
          <text:p text:style-name="P16">Update order does not populate input fields <text:span text:style-name="T23">with order details</text:span>.</text:p>
        </text:list-item>
        <text:list-item>
          <text:p text:style-name="P11"><text:span text:style-name="T11">A</text:span><text:span text:style-name="T10">s Admin, “Show archived orders” does not show list of archived orders.</text:span></text:p>
        </text:list-item>
        <text:list-item>
          <text:p text:style-name="P12"><text:span text:style-name="T10">Money not being deducted from user money after order has been placed.</text:span></text:p>
        </text:list-item>
        <text:list-item>
          <text:p text:style-name="P13"><text:span text:style-name="T10">Place order dialog does not go away after order has been placed.</text:span></text:p>
        </text:list-item>
        <text:list-item>
          <text:p text:style-name="P14"><text:span text:style-name="T10">Only one user(janedoe) can place orders.</text:span></text:p>
        </text:list-item>
        <text:list-item>
          <text:p text:style-name="P15"><text:span text:style-name="T10">Archived orders </text:span><text:span text:style-name="T12">giving</text:span><text:span text:style-name="T10"> empty results when “Show archived orders” button is click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08:31:18.985594212</dc:date>
    <meta:editing-duration>PT8H13M52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488" meta:character-count="2803" meta:non-whitespace-character-count="2420"/>
  </office:meta>
</office:document-meta>
</file>